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4.06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fo:background-color="#dbef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number-columns-repeated="1004" table:default-cell-style-name="Default"/>
        <table:table-row table:style-name="ro1">
          <table:table-cell table:style-name="ce1" office:value-type="string" calcext:value-type="string">
            <text:p>mourn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h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or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lt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l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break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ze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rn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rt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an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s_up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iend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g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enty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f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ler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gravel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_pottery_sherd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pped_anvil</text:p>
          </table:table-cell>
          <table:table-cell table:style-name="ce2" office:value-type="float" office:value="9.3" calcext:value-type="float">
            <text:p>9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d_anvil</text:p>
          </table:table-cell>
          <table:table-cell table:style-name="ce2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shard</text:p>
          </table:table-cell>
          <table:table-cell table:style-name="ce2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amethyst_bud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um_amethyst_bud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amethyst_bud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rse_armor</text:p>
          </table:table-cell>
          <table:table-cell table:style-name="ce2" office:value-type="float" office:value="408" calcext:value-type="float">
            <text:p>40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egg</text:p>
          </table:table-cell>
          <table:table-cell table:style-name="ce2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oted_dirt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hrieker</text:p>
          </table:table-cell>
          <table:table-cell table:style-name="ce2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rse_dirt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anner_pattern</text:p>
          </table:table-cell>
          <table:table-cell table:style-name="ce2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block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leggings</text:p>
          </table:table-cell>
          <table:table-cell table:style-name="ce2" office:value-type="float" office:value="51.38" calcext:value-type="float">
            <text:p>51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vein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boots</text:p>
          </table:table-cell>
          <table:table-cell table:style-name="ce2" office:value-type="float" office:value="29.4" calcext:value-type="float">
            <text:p>29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breath</text:p>
          </table:table-cell>
          <table:table-cell table:style-name="ce2" office:value-type="float" office:value="7.05" calcext:value-type="float">
            <text:p>7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rse_armor</text:p>
          </table:table-cell>
          <table:table-cell table:style-name="ce2" office:value-type="float" office:value="337.5" calcext:value-type="float">
            <text:p>3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egg</text:p>
          </table:table-cell>
          <table:table-cell table:style-name="ce2" office:value-type="float" office:value="37500" calcext:value-type="float">
            <text:p>3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ence_bottle</text:p>
          </table:table-cell>
          <table:table-cell table:style-name="ce2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nylium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ice</text:p>
          </table:table-cell>
          <table:table-cell table:style-name="ce2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web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dripleaf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of_the_sea</text:p>
          </table:table-cell>
          <table:table-cell table:style-name="ce2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egg</text:p>
          </table:table-cell>
          <table:table-cell table:style-name="ce2" office:value-type="float" office:value="112.5" calcext:value-type="float">
            <text:p>11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style-name="ce2" office:value-type="float" office:value="10000" calcext:value-type="float">
            <text:p>100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block</text:p>
          </table:table-cell>
          <table:table-cell table:style-name="ce2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nylium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ungus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chestplate</text:p>
          </table:table-cell>
          <table:table-cell table:style-name="ce2" office:value-type="float" office:value="58.72" calcext:value-type="float">
            <text:p>58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dding_amethyst</text:p>
          </table:table-cell>
          <table:table-cell table:style-name="ce2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rse_armor</text:p>
          </table:table-cell>
          <table:table-cell table:style-name="ce2" office:value-type="float" office:value="262.5" calcext:value-type="float">
            <text:p>26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rack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ff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2" office:value-type="float" office:value="3.4" calcext:value-type="float">
            <text:p>3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cluster</text:p>
          </table:table-cell>
          <table:table-cell table:style-name="ce2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</text:p>
          </table:table-cell>
          <table:table-cell table:style-name="ce2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t_sponge</text:p>
          </table:table-cell>
          <table:table-cell table:style-name="ce2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ss_block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sonous_potato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carpet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and</text:p>
          </table:table-cell>
          <table:table-cell table:style-name="ce2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zol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</text:p>
          </table:table-cell>
          <table:table-cell table:style-name="ce2" office:value-type="float" office:value="0.41" calcext:value-type="float">
            <text:p>0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ho_shard</text:p>
          </table:table-cell>
          <table:table-cell table:style-name="ce2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golden_apple</text:p>
          </table:table-cell>
          <table:table-cell table:style-name="ce2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block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2" office:value-type="float" office:value="90" calcext:value-type="float">
            <text:p>9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catalyst</text:p>
          </table:table-cell>
          <table:table-cell table:style-name="ce2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ytra</text:p>
          </table:table-cell>
          <table:table-cell table:style-name="ce2" office:value-type="float" office:value="4875" calcext:value-type="float">
            <text:p>48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head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fan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re_blossom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el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kull</text:p>
          </table:table-cell>
          <table:table-cell table:style-name="ce2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helmet</text:p>
          </table:table-cell>
          <table:table-cell table:style-name="ce2" office:value-type="float" office:value="36.67" calcext:value-type="float">
            <text:p>36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oil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block</text:p>
          </table:table-cell>
          <table:table-cell table:style-name="ce2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x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s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wned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gli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ndering_trad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e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ep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villag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wledge_boo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_minecar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droc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golem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deepslat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a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spaw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voi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spid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mossy_stone_brick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rified_oak_slab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golem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gsaw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ok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llag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rdia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oshroom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vag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fied_pigli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nkey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hiseled_stone_brick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quid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da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racked_stone_brick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_llama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r_bea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lf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obbleston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hors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inforced_deepslat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plan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bloc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d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lan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rut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ch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ug_stic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sk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elo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w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der_guardia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be_banner_patter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rot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ing_command_bloc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_brick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ub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squid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_command_block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verfish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_pat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ors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lphi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drago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el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dicato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_fram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y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ay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lag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glin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ite_spawn_eg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+</text:p>
          </table:table-cell>
          <table:table-cell table:style-name="ce2" office:value-type="float" office:value="4.29" calcext:value-type="float">
            <text:p>4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2</text:p>
          </table:table-cell>
          <table:table-cell table:style-name="ce2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2</text:p>
          </table:table-cell>
          <table:table-cell table:style-name="ce2" office:value-type="float" office:value="4.44" calcext:value-type="float">
            <text:p>4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+</text:p>
          </table:table-cell>
          <table:table-cell table:style-name="ce2" office:value-type="float" office:value="4.81" calcext:value-type="float">
            <text:p>4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</text:p>
          </table:table-cell>
          <table:table-cell table:style-name="ce2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_+</text:p>
          </table:table-cell>
          <table:table-cell table:style-name="ce2"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+</text:p>
          </table:table-cell>
          <table:table-cell table:style-name="ce2" office:value-type="float" office:value="1.87" calcext:value-type="float">
            <text:p>1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2</text:p>
          </table:table-cell>
          <table:table-cell table:style-name="ce2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</text:p>
          </table:table-cell>
          <table:table-cell table:style-name="ce2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</text:p>
          </table:table-cell>
          <table:table-cell table:style-name="ce2" office:value-type="float" office:value="1.29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_+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2</text:p>
          </table:table-cell>
          <table:table-cell table:style-name="ce2" office:value-type="float" office:value="1.22" calcext:value-type="float">
            <text:p>1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+</text:p>
          </table:table-cell>
          <table:table-cell table:style-name="ce2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ck_potion</text:p>
          </table:table-cell>
          <table:table-cell table:style-name="ce2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2</text:p>
          </table:table-cell>
          <table:table-cell table:style-name="ce2"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+</text:p>
          </table:table-cell>
          <table:table-cell table:style-name="ce2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+</text:p>
          </table:table-cell>
          <table:table-cell table:style-name="ce2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2</text:p>
          </table:table-cell>
          <table:table-cell table:style-name="ce2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</text:p>
          </table:table-cell>
          <table:table-cell table:style-name="ce2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_+</text:p>
          </table:table-cell>
          <table:table-cell table:style-name="ce2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</text:p>
          </table:table-cell>
          <table:table-cell table:style-name="ce2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</text:p>
          </table:table-cell>
          <table:table-cell table:style-name="ce2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</text:p>
          </table:table-cell>
          <table:table-cell table:style-name="ce2"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2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</text:p>
          </table:table-cell>
          <table:table-cell table:style-name="ce2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</text:p>
          </table:table-cell>
          <table:table-cell table:style-name="ce2"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+</text:p>
          </table:table-cell>
          <table:table-cell table:style-name="ce2" office:value-type="float" office:value="1.45" calcext:value-type="float">
            <text:p>1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_2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_+</text:p>
          </table:table-cell>
          <table:table-cell table:style-name="ce2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</text:p>
          </table:table-cell>
          <table:table-cell table:style-name="ce2" office:value-type="float" office:value="1.56" calcext:value-type="float">
            <text:p>1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</text:p>
          </table:table-cell>
          <table:table-cell table:style-name="ce2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+</text:p>
          </table:table-cell>
          <table:table-cell table:style-name="ce2" office:value-type="float" office:value="2.53" calcext:value-type="float">
            <text:p>2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2</text:p>
          </table:table-cell>
          <table:table-cell table:style-name="ce2"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_+</text:p>
          </table:table-cell>
          <table:table-cell table:style-name="ce2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</text:p>
          </table:table-cell>
          <table:table-cell table:style-name="ce2" office:value-type="float" office:value="4.4" calcext:value-type="float">
            <text:p>4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_2</text:p>
          </table:table-cell>
          <table:table-cell table:style-name="ce2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_+</text:p>
          </table:table-cell>
          <table:table-cell table:style-name="ce2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</text:p>
          </table:table-cell>
          <table:table-cell table:style-name="ce2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_+</text:p>
          </table:table-cell>
          <table:table-cell table:style-name="ce2" office:value-type="float" office:value="1.68" calcext:value-type="float">
            <text:p>1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</text:p>
          </table:table-cell>
          <table:table-cell table:style-name="ce2" office:value-type="float" office:value="0.99" calcext:value-type="float">
            <text:p>0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</text:p>
          </table:table-cell>
          <table:table-cell table:style-name="ce2" office:value-type="float" office:value="2.12" calcext:value-type="float">
            <text:p>2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_+</text:p>
          </table:table-cell>
          <table:table-cell table:style-name="ce2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_+</text:p>
          </table:table-cell>
          <table:table-cell table:style-name="ce2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</text:p>
          </table:table-cell>
          <table:table-cell table:style-name="ce2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</text:p>
          </table:table-cell>
          <table:table-cell table:style-name="ce2" office:value-type="float" office:value="0.62" calcext:value-type="float">
            <text:p>0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_+</text:p>
          </table:table-cell>
          <table:table-cell table:style-name="ce2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</text:p>
          </table:table-cell>
          <table:table-cell table:style-name="ce2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</text:p>
          </table:table-cell>
          <table:table-cell table:style-name="ce2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_2</text:p>
          </table:table-cell>
          <table:table-cell table:style-name="ce2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</text:p>
          </table:table-cell>
          <table:table-cell table:style-name="ce2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</text:p>
          </table:table-cell>
          <table:table-cell table:style-name="ce2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+</text:p>
          </table:table-cell>
          <table:table-cell table:style-name="ce2" office:value-type="float" office:value="1.97" calcext:value-type="float">
            <text:p>1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2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+</text:p>
          </table:table-cell>
          <table:table-cell table:style-name="ce2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2</text:p>
          </table:table-cell>
          <table:table-cell table:style-name="ce2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2</text:p>
          </table:table-cell>
          <table:table-cell table:style-name="ce2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+</text:p>
          </table:table-cell>
          <table:table-cell table:style-name="ce2"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2</text:p>
          </table:table-cell>
          <table:table-cell table:style-name="ce2" office:value-type="float" office:value="4.39" calcext:value-type="float">
            <text:p>4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+</text:p>
          </table:table-cell>
          <table:table-cell table:style-name="ce2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+</text:p>
          </table:table-cell>
          <table:table-cell table:style-name="ce2" office:value-type="float" office:value="3.97" calcext:value-type="float">
            <text:p>3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2</text:p>
          </table:table-cell>
          <table:table-cell table:style-name="ce2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+</text:p>
          </table:table-cell>
          <table:table-cell table:style-name="ce2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_+</text:p>
          </table:table-cell>
          <table:table-cell table:style-name="ce2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+</text:p>
          </table:table-cell>
          <table:table-cell table:style-name="ce2" office:value-type="float" office:value="1.12" calcext:value-type="float">
            <text:p>1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2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2</text:p>
          </table:table-cell>
          <table:table-cell table:style-name="ce2" office:value-type="float" office:value="1.81" calcext:value-type="float">
            <text:p>1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</text:p>
          </table:table-cell>
          <table:table-cell table:style-name="ce2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_+</text:p>
          </table:table-cell>
          <table:table-cell table:style-name="ce2" office:value-type="float" office:value="2.55" calcext:value-type="float">
            <text:p>2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_+</text:p>
          </table:table-cell>
          <table:table-cell table:style-name="ce2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2</text:p>
          </table:table-cell>
          <table:table-cell table:style-name="ce2" office:value-type="float" office:value="0.87" calcext:value-type="float">
            <text:p>0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+</text:p>
          </table:table-cell>
          <table:table-cell table:style-name="ce2" office:value-type="float" office:value="1.24" calcext:value-type="float">
            <text:p>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_2</text:p>
          </table:table-cell>
          <table:table-cell table:style-name="ce2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wkward_potion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_2</text:p>
          </table:table-cell>
          <table:table-cell table:style-name="ce2"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_+</text:p>
          </table:table-cell>
          <table:table-cell table:style-name="ce2" office:value-type="float" office:value="1.85" calcext:value-type="float">
            <text:p>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</text:p>
          </table:table-cell>
          <table:table-cell table:style-name="ce2" office:value-type="float" office:value="0.94" calcext:value-type="float">
            <text:p>0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</text:p>
          </table:table-cell>
          <table:table-cell table:style-name="ce2" office:value-type="float" office:value="1.67" calcext:value-type="float">
            <text:p>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_2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_+</text:p>
          </table:table-cell>
          <table:table-cell table:style-name="ce2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_+</text:p>
          </table:table-cell>
          <table:table-cell table:style-name="ce2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</text:p>
          </table:table-cell>
          <table:table-cell table:style-name="ce2" office:value-type="float" office:value="4.35" calcext:value-type="float">
            <text:p>4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</text:p>
          </table:table-cell>
          <table:table-cell table:style-name="ce2" office:value-type="float" office:value="1.7" calcext:value-type="float">
            <text:p>1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</text:p>
          </table:table-cell>
          <table:table-cell table:style-name="ce2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+</text:p>
          </table:table-cell>
          <table:table-cell table:style-name="ce2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2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</text:p>
          </table:table-cell>
          <table:table-cell table:style-name="ce2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</text:p>
          </table:table-cell>
          <table:table-cell table:style-name="ce2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2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+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</text:p>
          </table:table-cell>
          <table:table-cell table:style-name="ce2" office:value-type="float" office:value="0.83" calcext:value-type="float">
            <text:p>0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</text:p>
          </table:table-cell>
          <table:table-cell table:style-name="ce2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_+</text:p>
          </table:table-cell>
          <table:table-cell table:style-name="ce2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</text:p>
          </table:table-cell>
          <table:table-cell table:style-name="ce2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ndane_potion</text:p>
          </table:table-cell>
          <table:table-cell table:style-name="ce2" office:value-type="float" office:value="3.53" calcext:value-type="float">
            <text:p>3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</text:p>
          </table:table-cell>
          <table:table-cell table:style-name="ce2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</text:p>
          </table:table-cell>
          <table:table-cell table:style-name="ce2" office:value-type="float" office:value="1.77" calcext:value-type="float">
            <text:p>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</text:p>
          </table:table-cell>
          <table:table-cell table:style-name="ce2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+</text:p>
          </table:table-cell>
          <table:table-cell table:style-name="ce2" office:value-type="float" office:value="3.82" calcext:value-type="float">
            <text:p>3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_+</text:p>
          </table:table-cell>
          <table:table-cell table:style-name="ce2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2</text:p>
          </table:table-cell>
          <table:table-cell table:style-name="ce2" office:value-type="float" office:value="3.45" calcext:value-type="float">
            <text:p>3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+</text:p>
          </table:table-cell>
          <table:table-cell table:style-name="ce2" office:value-type="float" office:value="4.91" calcext:value-type="float">
            <text:p>4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2</text:p>
          </table:table-cell>
          <table:table-cell table:style-name="ce2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+</text:p>
          </table:table-cell>
          <table:table-cell table:style-name="ce2" office:value-type="float" office:value="2.44" calcext:value-type="float">
            <text:p>2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2</text:p>
          </table:table-cell>
          <table:table-cell table:style-name="ce2" office:value-type="float" office:value="4.53" calcext:value-type="float">
            <text:p>4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</text:p>
          </table:table-cell>
          <table:table-cell table:style-name="ce2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led_map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ten_book</text:p>
          </table:table-cell>
          <table:table-cell table:style-name="ce2" office:value-type="float" office:value="17.4" calcext:value-type="float">
            <text:p>17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_powder</text:p>
          </table:table-cell>
          <table:table-cell table:style-name="ce2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per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pickaxe</text:p>
          </table:table-cell>
          <table:table-cell table:style-name="ce2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</text:p>
          </table:table-cell>
          <table:table-cell table:style-name="ce2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terracotta</text:p>
          </table:table-cell>
          <table:table-cell table:style-name="ce2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oat</text:p>
          </table:table-cell>
          <table:table-cell table:style-name="ce2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wall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_and_steel</text:p>
          </table:table-cell>
          <table:table-cell table:style-name="ce2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lab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block</text:p>
          </table:table-cell>
          <table:table-cell table:style-name="ce2" office:value-type="float" office:value="84.38" calcext:value-type="float">
            <text:p>8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2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hovel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</text:p>
          </table:table-cell>
          <table:table-cell table:style-name="ce2" office:value-type="float" office:value="3.85" calcext:value-type="float">
            <text:p>3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lab</text:p>
          </table:table-cell>
          <table:table-cell table:style-name="ce2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jang_banner_pattern</text:p>
          </table:table-cell>
          <table:table-cell table:style-name="ce2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crystal</text:p>
          </table:table-cell>
          <table:table-cell table:style-name="ce2" office:value-type="float" office:value="15.03" calcext:value-type="float">
            <text:p>1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utton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wall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wall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wall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yphae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kebox</text:p>
          </table:table-cell>
          <table:table-cell table:style-name="ce2" office:value-type="float" office:value="14.54" calcext:value-type="float">
            <text:p>14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ressure_plate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lanks</text:p>
          </table:table-cell>
          <table:table-cell table:style-name="ce2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wall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cart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leggings</text:p>
          </table:table-cell>
          <table:table-cell table:style-name="ce2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dye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ctern</text:p>
          </table:table-cell>
          <table:table-cell table:style-name="ce2" office:value-type="float" office:value="24.84" calcext:value-type="float">
            <text:p>24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bow</text:p>
          </table:table-cell>
          <table:table-cell table:style-name="ce2" office:value-type="float" office:value="5.44" calcext:value-type="float">
            <text:p>5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pie</text:p>
          </table:table-cell>
          <table:table-cell table:style-name="ce2" office:value-type="float" office:value="8.35" calcext:value-type="float">
            <text:p>8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_powder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s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hanging_sign</text:p>
          </table:table-cell>
          <table:table-cell table:style-name="ce2" office:value-type="float" office:value="2.2" calcext:value-type="float">
            <text:p>2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pane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tair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lab</text:p>
          </table:table-cell>
          <table:table-cell table:style-name="ce2" office:value-type="float" office:value="5.02" calcext:value-type="float">
            <text:p>5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pped_arrow</text:p>
          </table:table-cell>
          <table:table-cell table:style-name="ce2" office:value-type="float" office:value="3.77" calcext:value-type="float">
            <text:p>3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nugget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</text:p>
          </table:table-cell>
          <table:table-cell table:style-name="ce2" office:value-type="float" office:value="3.25" calcext:value-type="float">
            <text:p>3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word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tairs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s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</text:p>
          </table:table-cell>
          <table:table-cell table:style-name="ce2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tairs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leggings</text:p>
          </table:table-cell>
          <table:table-cell table:style-name="ce2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lab</text:p>
          </table:table-cell>
          <table:table-cell table:style-name="ce2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shing_rod</text:p>
          </table:table-cell>
          <table:table-cell table:style-name="ce2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hanging_sign</text:p>
          </table:table-cell>
          <table:table-cell table:style-name="ce2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pillar</text:p>
          </table:table-cell>
          <table:table-cell table:style-name="ce2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block</text:p>
          </table:table-cell>
          <table:table-cell table:style-name="ce2" office:value-type="float" office:value="27.74" calcext:value-type="float">
            <text:p>27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wall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polished_blackston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lab</text:p>
          </table:table-cell>
          <table:table-cell table:style-name="ce2" office:value-type="float" office:value="6.33" calcext:value-type="float">
            <text:p>6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</text:p>
          </table:table-cell>
          <table:table-cell table:style-name="ce2" office:value-type="float" office:value="6.39" calcext:value-type="float">
            <text:p>6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ylight_detector</text:p>
          </table:table-cell>
          <table:table-cell table:style-name="ce2" office:value-type="float" office:value="10.49" calcext:value-type="float">
            <text:p>10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erver</text:p>
          </table:table-cell>
          <table:table-cell table:style-name="ce2" office:value-type="float" office:value="11.58" calcext:value-type="float">
            <text:p>1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block</text:p>
          </table:table-cell>
          <table:table-cell table:style-name="ce2" office:value-type="float" office:value="7.92" calcext:value-type="float">
            <text:p>7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oat</text:p>
          </table:table-cell>
          <table:table-cell table:style-name="ce2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chestplate</text:p>
          </table:table-cell>
          <table:table-cell table:style-name="ce2" office:value-type="float" office:value="268.51" calcext:value-type="float">
            <text:p>268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lab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lab</text:p>
          </table:table-cell>
          <table:table-cell table:style-name="ce2" office:value-type="float" office:value="4.13" calcext:value-type="float">
            <text:p>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tairs</text:p>
          </table:table-cell>
          <table:table-cell table:style-name="ce2" office:value-type="float" office:value="16.87" calcext:value-type="float">
            <text:p>16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_gate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rs</text:p>
          </table:table-cell>
          <table:table-cell table:style-name="ce2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tairs</text:p>
          </table:table-cell>
          <table:table-cell table:style-name="ce2" office:value-type="float" office:value="18.99" calcext:value-type="float">
            <text:p>18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_block</text:p>
          </table:table-cell>
          <table:table-cell table:style-name="ce2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style-name="ce2" office:value-type="float" office:value="13.02" calcext:value-type="float">
            <text:p>1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lab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star</text:p>
          </table:table-cell>
          <table:table-cell table:style-name="ce2" office:value-type="float" office:value="6.49" calcext:value-type="float">
            <text:p>6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dye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lab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lock</text:p>
          </table:table-cell>
          <table:table-cell table:style-name="ce2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tairs</text:p>
          </table:table-cell>
          <table:table-cell table:style-name="ce2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helmet</text:p>
          </table:table-cell>
          <table:table-cell table:style-name="ce2" office:value-type="float" office:value="24.98" calcext:value-type="float">
            <text:p>24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tor</text:p>
          </table:table-cell>
          <table:table-cell table:style-name="ce2" office:value-type="float" office:value="14.15" calcext:value-type="float">
            <text:p>14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wall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s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lab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tairs</text:p>
          </table:table-cell>
          <table:table-cell table:style-name="ce2" office:value-type="float" office:value="4.16" calcext:value-type="float">
            <text:p>4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dye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_gate</text:p>
          </table:table-cell>
          <table:table-cell table:style-name="ce2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leggings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lab</text:p>
          </table:table-cell>
          <table:table-cell table:style-name="ce2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_on_a_stick</text:p>
          </table:table-cell>
          <table:table-cell table:style-name="ce2" office:value-type="float" office:value="5.66" calcext:value-type="float">
            <text:p>5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s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5</text:p>
          </table:table-cell>
          <table:table-cell table:style-name="ce2" office:value-type="float" office:value="375.03" calcext:value-type="float">
            <text:p>37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deepslate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tairs</text:p>
          </table:table-cell>
          <table:table-cell table:style-name="ce2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2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_slab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s</text:p>
          </table:table-cell>
          <table:table-cell table:style-name="ce2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door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opper_block</text:p>
          </table:table-cell>
          <table:table-cell table:style-name="ce2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_powder</text:p>
          </table:table-cell>
          <table:table-cell table:style-name="ce2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style-name="ce2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dye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tairs</text:p>
          </table:table-cell>
          <table:table-cell table:style-name="ce2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d</text:p>
          </table:table-cell>
          <table:table-cell table:style-name="ce2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chest_boat</text:p>
          </table:table-cell>
          <table:table-cell table:style-name="ce2" office:value-type="float" office:value="5.69" calcext:value-type="float">
            <text:p>5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shelf</text:p>
          </table:table-cell>
          <table:table-cell table:style-name="ce2" office:value-type="float" office:value="23.83" calcext:value-type="float">
            <text:p>23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tairs</text:p>
          </table:table-cell>
          <table:table-cell table:style-name="ce2" office:value-type="float" office:value="3.21" calcext:value-type="float">
            <text:p>3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</text:p>
          </table:table-cell>
          <table:table-cell table:style-name="ce2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terracotta</text:p>
          </table:table-cell>
          <table:table-cell table:style-name="ce2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utton</text:p>
          </table:table-cell>
          <table:table-cell table:style-name="ce2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orated_pot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em_frame</text:p>
          </table:table-cell>
          <table:table-cell table:style-name="ce2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elmet</text:p>
          </table:table-cell>
          <table:table-cell table:style-name="ce2" office:value-type="float" office:value="56.81" calcext:value-type="float">
            <text:p>56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_pane</text:p>
          </table:table-cell>
          <table:table-cell table:style-name="ce2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door</text:p>
          </table:table-cell>
          <table:table-cell table:style-name="ce2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</text:p>
          </table:table-cell>
          <table:table-cell table:style-name="ce2" office:value-type="float" office:value="3.51" calcext:value-type="float">
            <text:p>3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_hook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hestplate</text:p>
          </table:table-cell>
          <table:table-cell table:style-name="ce2" office:value-type="float" office:value="3.78" calcext:value-type="float">
            <text:p>3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oe</text:p>
          </table:table-cell>
          <table:table-cell table:style-name="ce2" office:value-type="float" office:value="200.74" calcext:value-type="float">
            <text:p>20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wall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erracotta</text:p>
          </table:table-cell>
          <table:table-cell table:style-name="ce2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hovel</text:p>
          </table:table-cell>
          <table:table-cell table:style-name="ce2" office:value-type="float" office:value="11.77" calcext:value-type="float">
            <text:p>1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asalt</text:p>
          </table:table-cell>
          <table:table-cell table:style-name="ce2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_powder</text:p>
          </table:table-cell>
          <table:table-cell table:style-name="ce2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l</text:p>
          </table:table-cell>
          <table:table-cell table:style-name="ce2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able_book</text:p>
          </table:table-cell>
          <table:table-cell table:style-name="ce2" office:value-type="float" office:value="9.18" calcext:value-type="float">
            <text:p>9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s</text:p>
          </table:table-cell>
          <table:table-cell table:style-name="ce2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</text:p>
          </table:table-cell>
          <table:table-cell table:style-name="ce2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etching_table</text:p>
          </table:table-cell>
          <table:table-cell table:style-name="ce2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banner_pattern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chest_boat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ator_rail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tairs</text:p>
          </table:table-cell>
          <table:table-cell table:style-name="ce2" office:value-type="float" office:value="13.07" calcext:value-type="float">
            <text:p>13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2" office:value-type="float" office:value="0.3" calcext:value-type="float">
            <text:p>0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_minecart</text:p>
          </table:table-cell>
          <table:table-cell table:style-name="ce2" office:value-type="float" office:value="7.68" calcext:value-type="float">
            <text:p>7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cutter</text:p>
          </table:table-cell>
          <table:table-cell table:style-name="ce2"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_powder</text:p>
          </table:table-cell>
          <table:table-cell table:style-name="ce2" office:value-type="float" office:value="0.69" calcext:value-type="float">
            <text:p>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pressure_plate</text:p>
          </table:table-cell>
          <table:table-cell table:style-name="ce2" office:value-type="float" office:value="2.09" calcext:value-type="float">
            <text:p>2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chest_boat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uldron</text:p>
          </table:table-cell>
          <table:table-cell table:style-name="ce2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tairs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_gate</text:p>
          </table:table-cell>
          <table:table-cell table:style-name="ce2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hovel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leggings</text:p>
          </table:table-cell>
          <table:table-cell table:style-name="ce2" office:value-type="float" office:value="257.15" calcext:value-type="float">
            <text:p>257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ffolding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block</text:p>
          </table:table-cell>
          <table:table-cell table:style-name="ce2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block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chest_boat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te_block</text:p>
          </table:table-cell>
          <table:table-cell table:style-name="ce2" office:value-type="float" office:value="6.26" calcext:value-type="float">
            <text:p>6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ign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yphae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ign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finder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axe</text:p>
          </table:table-cell>
          <table:table-cell table:style-name="ce2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acon</text:p>
          </table:table-cell>
          <table:table-cell table:style-name="ce2" office:value-type="float" office:value="1621.63" calcext:value-type="float">
            <text:p>1621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</text:p>
          </table:table-cell>
          <table:table-cell table:style-name="ce2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tairs</text:p>
          </table:table-cell>
          <table:table-cell table:style-name="ce2"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ted_glass</text:p>
          </table:table-cell>
          <table:table-cell table:style-name="ce2" office:value-type="float" office:value="4.03" calcext:value-type="float">
            <text:p>4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quartz_block</text:p>
          </table:table-cell>
          <table:table-cell table:style-name="ce2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lab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chestplate</text:p>
          </table:table-cell>
          <table:table-cell table:style-name="ce2" office:value-type="float" office:value="90.9" calcext:value-type="float">
            <text:p>9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hovel</text:p>
          </table:table-cell>
          <table:table-cell table:style-name="ce2" office:value-type="float" office:value="189.38" calcext:value-type="float">
            <text:p>18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nugget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xe</text:p>
          </table:table-cell>
          <table:table-cell table:style-name="ce2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</text:p>
          </table:table-cell>
          <table:table-cell table:style-name="ce2" office:value-type="float" office:value="28.29" calcext:value-type="float">
            <text:p>28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lab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t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_block</text:p>
          </table:table-cell>
          <table:table-cell table:style-name="ce2" office:value-type="float" office:value="23.02" calcext:value-type="float">
            <text:p>2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chest_boat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tairs</text:p>
          </table:table-cell>
          <table:table-cell table:style-name="ce2" office:value-type="float" office:value="6.54" calcext:value-type="float">
            <text:p>6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ibrated_sculk_sensor</text:p>
          </table:table-cell>
          <table:table-cell table:style-name="ce2" office:value-type="float" office:value="6.98" calcext:value-type="float">
            <text:p>6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tairs</text:p>
          </table:table-cell>
          <table:table-cell table:style-name="ce2" office:value-type="float" office:value="15.04" calcext:value-type="float">
            <text:p>15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_pane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pillar</text:p>
          </table:table-cell>
          <table:table-cell table:style-name="ce2" office:value-type="float" office:value="0.12" calcext:value-type="float">
            <text:p>0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dye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trapdoor</text:p>
          </table:table-cell>
          <table:table-cell table:style-name="ce2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_block</text:p>
          </table:table-cell>
          <table:table-cell table:style-name="ce2" office:value-type="float" office:value="24.23" calcext:value-type="float">
            <text:p>24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tone_brick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ut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block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</text:p>
          </table:table-cell>
          <table:table-cell table:style-name="ce2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terracotta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_slab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block</text:p>
          </table:table-cell>
          <table:table-cell table:style-name="ce2" office:value-type="float" office:value="5.4" calcext:value-type="float">
            <text:p>5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wall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indstone</text:p>
          </table:table-cell>
          <table:table-cell table:style-name="ce2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ed_rail</text:p>
          </table:table-cell>
          <table:table-cell table:style-name="ce2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ood</text:p>
          </table:table-cell>
          <table:table-cell table:style-name="ce2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lab</text:p>
          </table:table-cell>
          <table:table-cell table:style-name="ce2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pickaxe</text:p>
          </table:table-cell>
          <table:table-cell table:style-name="ce2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</text:p>
          </table:table-cell>
          <table:table-cell table:style-name="ce2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leggings</text:p>
          </table:table-cell>
          <table:table-cell table:style-name="ce2" office:value-type="float" office:value="3.31" calcext:value-type="float">
            <text:p>3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lab</text:p>
          </table:table-cell>
          <table:table-cell table:style-name="ce2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_on_a_stick</text:p>
          </table:table-cell>
          <table:table-cell table:style-name="ce2" office:value-type="float" office:value="4.62" calcext:value-type="float">
            <text:p>4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trapdoor</text:p>
          </table:table-cell>
          <table:table-cell table:style-name="ce2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wall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ning_rod</text:p>
          </table:table-cell>
          <table:table-cell table:style-name="ce2" office:value-type="float" office:value="0.97" calcext:value-type="float">
            <text:p>0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torch</text:p>
          </table:table-cell>
          <table:table-cell table:style-name="ce2" office:value-type="float" office:value="3.29" calcext:value-type="float">
            <text:p>3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wall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lab</text:p>
          </table:table-cell>
          <table:table-cell table:style-name="ce2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ry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tairs</text:p>
          </table:table-cell>
          <table:table-cell table:style-name="ce2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trapdoor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pickaxe</text:p>
          </table:table-cell>
          <table:table-cell table:style-name="ce2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</text:p>
          </table:table-cell>
          <table:table-cell table:style-name="ce2" office:value-type="float" office:value="3.5" calcext:value-type="float">
            <text:p>3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tairs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lab</text:p>
          </table:table-cell>
          <table:table-cell table:style-name="ce2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2" office:value-type="float" office:value="16.99" calcext:value-type="float">
            <text:p>16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lanks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re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word</text:p>
          </table:table-cell>
          <table:table-cell table:style-name="ce2" office:value-type="float" office:value="200.54" calcext:value-type="float">
            <text:p>20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_pane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tairs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uit</text:p>
          </table:table-cell>
          <table:table-cell table:style-name="ce2" office:value-type="float" office:value="2106.84" calcext:value-type="float">
            <text:p>2106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elmet</text:p>
          </table:table-cell>
          <table:table-cell table:style-name="ce2" office:value-type="float" office:value="16.73" calcext:value-type="float">
            <text:p>16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utton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hing_table</text:p>
          </table:table-cell>
          <table:table-cell table:style-name="ce2" office:value-type="float" office:value="2.49" calcext:value-type="float">
            <text:p>2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lab</text:p>
          </table:table-cell>
          <table:table-cell table:style-name="ce2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ver</text:p>
          </table:table-cell>
          <table:table-cell table:style-name="ce2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ressure_plate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tairs</text:p>
          </table:table-cell>
          <table:table-cell table:style-name="ce2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_powder</text:p>
          </table:table-cell>
          <table:table-cell table:style-name="ce2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tairs</text:p>
          </table:table-cell>
          <table:table-cell table:style-name="ce2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oat</text:p>
          </table:table-cell>
          <table:table-cell table:style-name="ce2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word</text:p>
          </table:table-cell>
          <table:table-cell table:style-name="ce2" office:value-type="float" office:value="22.93" calcext:value-type="float">
            <text:p>22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</text:p>
          </table:table-cell>
          <table:table-cell table:style-name="ce2" office:value-type="float" office:value="3.54" calcext:value-type="float">
            <text:p>3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oat</text:p>
          </table:table-cell>
          <table:table-cell table:style-name="ce2" office:value-type="float" office:value="2.29" calcext:value-type="float">
            <text:p>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dye</text:p>
          </table:table-cell>
          <table:table-cell table:style-name="ce2" office:value-type="float" office:value="0.81" calcext:value-type="float">
            <text:p>0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arrot</text:p>
          </table:table-cell>
          <table:table-cell table:style-name="ce2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wall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weighted_pressure_plate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torch</text:p>
          </table:table-cell>
          <table:table-cell table:style-name="ce2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d</text:p>
          </table:table-cell>
          <table:table-cell table:style-name="ce2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hoe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lab</text:p>
          </table:table-cell>
          <table:table-cell table:style-name="ce2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upgrade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lab</text:p>
          </table:table-cell>
          <table:table-cell table:style-name="ce2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al_arrow</text:p>
          </table:table-cell>
          <table:table-cell table:style-name="ce2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word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axe</text:p>
          </table:table-cell>
          <table:table-cell table:style-name="ce2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lab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destone</text:p>
          </table:table-cell>
          <table:table-cell table:style-name="ce2" office:value-type="float" office:value="101.07" calcext:value-type="float">
            <text:p>10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e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2" office:value-type="float" office:value="2.79" calcext:value-type="float">
            <text:p>2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pped_chest</text:p>
          </table:table-cell>
          <table:table-cell table:style-name="ce2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wall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tew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</text:p>
          </table:table-cell>
          <table:table-cell table:style-name="ce2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harge</text:p>
          </table:table-cell>
          <table:table-cell table:style-name="ce2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oat</text:p>
          </table:table-cell>
          <table:table-cell table:style-name="ce2" office:value-type="float" office:value="2.51" calcext:value-type="float">
            <text:p>2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</text:p>
          </table:table-cell>
          <table:table-cell table:style-name="ce2"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</text:p>
          </table:table-cell>
          <table:table-cell table:style-name="ce2" office:value-type="float" office:value="3.57" calcext:value-type="float">
            <text:p>3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tairs</text:p>
          </table:table-cell>
          <table:table-cell table:style-name="ce2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_minecart</text:p>
          </table:table-cell>
          <table:table-cell table:style-name="ce2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andstone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wall</text:p>
          </table:table-cell>
          <table:table-cell table:style-name="ce2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tairs</text:p>
          </table:table-cell>
          <table:table-cell table:style-name="ce2" office:value-type="float" office:value="10.69" calcext:value-type="float">
            <text:p>1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tairs</text:p>
          </table:table-cell>
          <table:table-cell table:style-name="ce2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tairs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fting_table</text:p>
          </table:table-cell>
          <table:table-cell table:style-name="ce2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lab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tairs</text:p>
          </table:table-cell>
          <table:table-cell table:style-name="ce2" office:value-type="float" office:value="8.52" calcext:value-type="float">
            <text:p>8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oat</text:p>
          </table:table-cell>
          <table:table-cell table:style-name="ce2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cket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_powder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chest_raft</text:p>
          </table:table-cell>
          <table:table-cell table:style-name="ce2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axe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very_compass</text:p>
          </table:table-cell>
          <table:table-cell table:style-name="ce2" office:value-type="float" office:value="604.88" calcext:value-type="float">
            <text:p>60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s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_block</text:p>
          </table:table-cell>
          <table:table-cell table:style-name="ce2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ie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_block</text:p>
          </table:table-cell>
          <table:table-cell table:style-name="ce2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_pane</text:p>
          </table:table-cell>
          <table:table-cell table:style-name="ce2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or_rail</text:p>
          </table:table-cell>
          <table:table-cell table:style-name="ce2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campfire</text:p>
          </table:table-cell>
          <table:table-cell table:style-name="ce2" office:value-type="float" office:value="12.9" calcext:value-type="float">
            <text:p>1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_slab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raft</text:p>
          </table:table-cell>
          <table:table-cell table:style-name="ce2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tew</text:p>
          </table:table-cell>
          <table:table-cell table:style-name="ce2" office:value-type="float" office:value="1.48" calcext:value-type="float">
            <text:p>1.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trapdoor</text:p>
          </table:table-cell>
          <table:table-cell table:style-name="ce2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hoe</text:p>
          </table:table-cell>
          <table:table-cell table:style-name="ce2"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wall</text:p>
          </table:table-cell>
          <table:table-cell table:style-name="ce2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utton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ing_table</text:p>
          </table:table-cell>
          <table:table-cell table:style-name="ce2" office:value-type="float" office:value="49.33" calcext:value-type="float">
            <text:p>49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2" office:value-type="float" office:value="5.78" calcext:value-type="float">
            <text:p>5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lantern</text:p>
          </table:table-cell>
          <table:table-cell table:style-name="ce2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_pane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wall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hovel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_powder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pickaxe</text:p>
          </table:table-cell>
          <table:table-cell table:style-name="ce2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tair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boots</text:p>
          </table:table-cell>
          <table:table-cell table:style-name="ce2" office:value-type="float" office:value="13.38" calcext:value-type="float">
            <text:p>13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</text:p>
          </table:table-cell>
          <table:table-cell table:style-name="ce2" office:value-type="float" office:value="4.06" calcext:value-type="float">
            <text:p>4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lock</text:p>
          </table:table-cell>
          <table:table-cell table:style-name="ce2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_minecart</text:p>
          </table:table-cell>
          <table:table-cell table:style-name="ce2" office:value-type="float" office:value="30.54" calcext:value-type="float">
            <text:p>3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</text:p>
          </table:table-cell>
          <table:table-cell table:style-name="ce2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or_stand</text:p>
          </table:table-cell>
          <table:table-cell table:style-name="ce2"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tairs</text:p>
          </table:table-cell>
          <table:table-cell table:style-name="ce2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</text:p>
          </table:table-cell>
          <table:table-cell table:style-name="ce2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furnace</text:p>
          </table:table-cell>
          <table:table-cell table:style-name="ce2" office:value-type="float" office:value="5.52" calcext:value-type="float">
            <text:p>5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lab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tography_table</text:p>
          </table:table-cell>
          <table:table-cell table:style-name="ce2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</text:p>
          </table:table-cell>
          <table:table-cell table:style-name="ce2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oup</text:p>
          </table:table-cell>
          <table:table-cell table:style-name="ce2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</text:p>
          </table:table-cell>
          <table:table-cell table:style-name="ce2" office:value-type="float" office:value="6.23" calcext:value-type="float">
            <text:p>6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</text:p>
          </table:table-cell>
          <table:table-cell table:style-name="ce2" office:value-type="float" office:value="4.26" calcext:value-type="float">
            <text:p>4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_powder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wall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lanks</text:p>
          </table:table-cell>
          <table:table-cell table:style-name="ce2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chestplate</text:p>
          </table:table-cell>
          <table:table-cell table:style-name="ce2" office:value-type="float" office:value="26.76" calcext:value-type="float">
            <text:p>26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orse_armor</text:p>
          </table:table-cell>
          <table:table-cell table:style-name="ce2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rocket</text:p>
          </table:table-cell>
          <table:table-cell table:style-name="ce2" office:value-type="float" office:value="2.15" calcext:value-type="float">
            <text:p>2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fence</text:p>
          </table:table-cell>
          <table:table-cell table:style-name="ce2" office:value-type="float" office:value="0.27" calcext:value-type="float">
            <text:p>0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lab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lock</text:p>
          </table:table-cell>
          <table:table-cell table:style-name="ce2" office:value-type="float" office:value="882.63" calcext:value-type="float">
            <text:p>88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ressure_plate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mud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ing_stand</text:p>
          </table:table-cell>
          <table:table-cell table:style-name="ce2" office:value-type="float" office:value="12.37" calcext:value-type="float">
            <text:p>12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</text:p>
          </table:table-cell>
          <table:table-cell table:style-name="ce2" office:value-type="float" office:value="3.63" calcext:value-type="float">
            <text:p>3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_pane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axe</text:p>
          </table:table-cell>
          <table:table-cell table:style-name="ce2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_minecart</text:p>
          </table:table-cell>
          <table:table-cell table:style-name="ce2" office:value-type="float" office:value="5.25" calcext:value-type="float">
            <text:p>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b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_powder</text:p>
          </table:table-cell>
          <table:table-cell table:style-name="ce2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powder</text:p>
          </table:table-cell>
          <table:table-cell table:style-name="ce2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tairs</text:p>
          </table:table-cell>
          <table:table-cell table:style-name="ce2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wall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door</text:p>
          </table:table-cell>
          <table:table-cell table:style-name="ce2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tairs</text:p>
          </table:table-cell>
          <table:table-cell table:style-name="ce2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red_sandstone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ingot</text:p>
          </table:table-cell>
          <table:table-cell table:style-name="ce2" office:value-type="float" office:value="98.07" calcext:value-type="float">
            <text:p>98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door</text:p>
          </table:table-cell>
          <table:table-cell table:style-name="ce2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elmet</text:p>
          </table:table-cell>
          <table:table-cell table:style-name="ce2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lock</text:p>
          </table:table-cell>
          <table:table-cell table:style-name="ce2" office:value-type="float" office:value="102.26" calcext:value-type="float">
            <text:p>102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lab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_gate</text:p>
          </table:table-cell>
          <table:table-cell table:style-name="ce2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ressure_plate</text:p>
          </table:table-cell>
          <table:table-cell table:style-name="ce2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axe</text:p>
          </table:table-cell>
          <table:table-cell table:style-name="ce2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tern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_powder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ker</text:p>
          </table:table-cell>
          <table:table-cell table:style-name="ce2" office:value-type="float" office:value="9.39" calcext:value-type="float">
            <text:p>9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pickaxe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oat</text:p>
          </table:table-cell>
          <table:table-cell table:style-name="ce2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lab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lab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vil</text:p>
          </table:table-cell>
          <table:table-cell table:style-name="ce2" office:value-type="float" office:value="13.95" calcext:value-type="float">
            <text:p>1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er</text:p>
          </table:table-cell>
          <table:table-cell table:style-name="ce2" office:value-type="float" office:value="10.78" calcext:value-type="float">
            <text:p>1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lock</text:p>
          </table:table-cell>
          <table:table-cell table:style-name="ce2" office:value-type="float" office:value="21.15" calcext:value-type="float">
            <text:p>2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ster</text:p>
          </table:table-cell>
          <table:table-cell table:style-name="ce2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lanks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oots</text:p>
          </table:table-cell>
          <table:table-cell table:style-name="ce2" office:value-type="float" office:value="223.06" calcext:value-type="float">
            <text:p>223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elmet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terracotta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tairs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ss</text:p>
          </table:table-cell>
          <table:table-cell table:style-name="ce2" office:value-type="float" office:value="4.88" calcext:value-type="float">
            <text:p>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trapdoor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terracotta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oots</text:p>
          </table:table-cell>
          <table:table-cell table:style-name="ce2" office:value-type="float" office:value="45.45" calcext:value-type="float">
            <text:p>45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lab</text:p>
          </table:table-cell>
          <table:table-cell table:style-name="ce2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tem_frame</text:p>
          </table:table-cell>
          <table:table-cell table:style-name="ce2" office:value-type="float" office:value="5.98" calcext:value-type="float">
            <text:p>5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chest_boat</text:p>
          </table:table-cell>
          <table:table-cell table:style-name="ce2" office:value-type="float" office:value="5.47" calcext:value-type="float">
            <text:p>5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hive</text:p>
          </table:table-cell>
          <table:table-cell table:style-name="ce2" office:value-type="float" office:value="6.35" calcext:value-type="float">
            <text:p>6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trapdoor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pple</text:p>
          </table:table-cell>
          <table:table-cell table:style-name="ce2" office:value-type="float" office:value="13.98" calcext:value-type="float">
            <text:p>13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oots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dye</text:p>
          </table:table-cell>
          <table:table-cell table:style-name="ce2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e</text:p>
          </table:table-cell>
          <table:table-cell table:style-name="ce2"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lab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tairs</text:p>
          </table:table-cell>
          <table:table-cell table:style-name="ce2" office:value-type="float" office:value="12.39" calcext:value-type="float">
            <text:p>12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w</text:p>
          </table:table-cell>
          <table:table-cell table:style-name="ce2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chestplate</text:p>
          </table:table-cell>
          <table:table-cell table:style-name="ce2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utton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opper</text:p>
          </table:table-cell>
          <table:table-cell table:style-name="ce2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terracotta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bookshelf</text:p>
          </table:table-cell>
          <table:table-cell table:style-name="ce2" office:value-type="float" office:value="2.99" calcext:value-type="float">
            <text:p>2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opper</text:p>
          </table:table-cell>
          <table:table-cell table:style-name="ce2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e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block</text:p>
          </table:table-cell>
          <table:table-cell table:style-name="ce2" office:value-type="float" office:value="9.92" calcext:value-type="float">
            <text:p>9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_pane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dye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boots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dye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awn_anchor</text:p>
          </table:table-cell>
          <table:table-cell table:style-name="ce2" office:value-type="float" office:value="37.51" calcext:value-type="float">
            <text:p>37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lab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vy_weighted_pressure_plate</text:p>
          </table:table-cell>
          <table:table-cell table:style-name="ce2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_powder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_powder</text:p>
          </table:table-cell>
          <table:table-cell table:style-name="ce2" office:value-type="float" office:value="0.7" calcext:value-type="float">
            <text:p>0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dye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lab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ign</text:p>
          </table:table-cell>
          <table:table-cell table:style-name="ce2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_block</text:p>
          </table:table-cell>
          <table:table-cell table:style-name="ce2" office:value-type="float" office:value="5.28" calcext:value-type="float">
            <text:p>5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ush</text:p>
          </table:table-cell>
          <table:table-cell table:style-name="ce2" office:value-type="float" office:value="5.01" calcext:value-type="float">
            <text:p>5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</text:p>
          </table:table-cell>
          <table:table-cell table:style-name="ce2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</text:p>
          </table:table-cell>
          <table:table-cell table:style-name="ce2" office:value-type="float" office:value="3.95" calcext:value-type="float">
            <text:p>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ars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s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tairs</text:p>
          </table:table-cell>
          <table:table-cell table:style-name="ce2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tairs</text:p>
          </table:table-cell>
          <table:table-cell table:style-name="ce2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_powder</text:p>
          </table:table-cell>
          <table:table-cell table:style-name="ce2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anner</text:p>
          </table:table-cell>
          <table:table-cell table:style-name="ce2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tairs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</text:p>
          </table:table-cell>
          <table:table-cell table:style-name="ce2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meal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dye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tairs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lab</text:p>
          </table:table-cell>
          <table:table-cell table:style-name="ce2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dder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ign</text:p>
          </table:table-cell>
          <table:table-cell table:style-name="ce2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wall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dye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</text:p>
          </table:table-cell>
          <table:table-cell table:style-name="ce2"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nether_bricks</text:p>
          </table:table-cell>
          <table:table-cell table:style-name="ce2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block</text:p>
          </table:table-cell>
          <table:table-cell table:style-name="ce2" office:value-type="float" office:value="10.73" calcext:value-type="float">
            <text:p>1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</text:p>
          </table:table-cell>
          <table:table-cell table:style-name="ce2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elmet</text:p>
          </table:table-cell>
          <table:table-cell table:style-name="ce2" office:value-type="float" office:value="234.42" calcext:value-type="float">
            <text:p>234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ood</text:p>
          </table:table-cell>
          <table:table-cell table:style-name="ce2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chest_boat</text:p>
          </table:table-cell>
          <table:table-cell table:style-name="ce2" office:value-type="float" office:value="5.54" calcext:value-type="float">
            <text:p>5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_o_lantern</text:p>
          </table:table-cell>
          <table:table-cell table:style-name="ce2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ressure_plate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stering_melon_slice</text:p>
          </table:table-cell>
          <table:table-cell table:style-name="ce2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</text:p>
          </table:table-cell>
          <table:table-cell table:style-name="ce2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banner_pattern</text:p>
          </table:table-cell>
          <table:table-cell table:style-name="ce2" office:value-type="float" office:value="20.09" calcext:value-type="float">
            <text:p>2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oat</text:p>
          </table:table-cell>
          <table:table-cell table:style-name="ce2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ood</text:p>
          </table:table-cell>
          <table:table-cell table:style-name="ce2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hovel</text:p>
          </table:table-cell>
          <table:table-cell table:style-name="ce2"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pot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dye</text:p>
          </table:table-cell>
          <table:table-cell table:style-name="ce2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word</text:p>
          </table:table-cell>
          <table:table-cell table:style-name="ce2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lab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tairs</text:p>
          </table:table-cell>
          <table:table-cell table:style-name="ce2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terracotta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tairs</text:p>
          </table:table-cell>
          <table:table-cell table:style-name="ce2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hanging_sign</text:p>
          </table:table-cell>
          <table:table-cell table:style-name="ce2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ickaxe</text:p>
          </table:table-cell>
          <table:table-cell table:style-name="ce2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y_piston</text:p>
          </table:table-cell>
          <table:table-cell table:style-name="ce2" office:value-type="float" office:value="8.02" calcext:value-type="float">
            <text:p>8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tairs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</text:p>
          </table:table-cell>
          <table:table-cell table:style-name="ce2" office:value-type="float" office:value="3.65" calcext:value-type="float">
            <text:p>3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pper</text:p>
          </table:table-cell>
          <table:table-cell table:style-name="ce2" office:value-type="float" office:value="5.71" calcext:value-type="float">
            <text:p>5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tairs</text:p>
          </table:table-cell>
          <table:table-cell table:style-name="ce2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hanging_sign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opper</text:p>
          </table:table-cell>
          <table:table-cell table:style-name="ce2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banner_pattern</text:p>
          </table:table-cell>
          <table:table-cell table:style-name="ce2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utton</text:p>
          </table:table-cell>
          <table:table-cell table:style-name="ce2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_gate</text:p>
          </table:table-cell>
          <table:table-cell table:style-name="ce2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tairs</text:p>
          </table:table-cell>
          <table:table-cell table:style-name="ce2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lock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pfire</text:p>
          </table:table-cell>
          <table:table-cell table:style-name="ce2" office:value-type="float" office:value="6.59" calcext:value-type="float">
            <text:p>6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lab</text:p>
          </table:table-cell>
          <table:table-cell table:style-name="ce2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essure_plate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hanging_sign</text:p>
          </table:table-cell>
          <table:table-cell table:style-name="ce2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lab</text:p>
          </table:table-cell>
          <table:table-cell table:style-name="ce2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m</text:p>
          </table:table-cell>
          <table:table-cell table:style-name="ce2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st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ser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wall</text:p>
          </table:table-cell>
          <table:table-cell table:style-name="ce2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wall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glass</text:p>
          </table:table-cell>
          <table:table-cell table:style-name="ce2" office:value-type="float" office:value="2.63" calcext:value-type="float">
            <text:p>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word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de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_powder</text:p>
          </table:table-cell>
          <table:table-cell table:style-name="ce2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dye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ed</text:p>
          </table:table-cell>
          <table:table-cell table:style-name="ce2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dye</text:p>
          </table:table-cell>
          <table:table-cell table:style-name="ce2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lab</text:p>
          </table:table-cell>
          <table:table-cell table:style-name="ce2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enser</text:p>
          </table:table-cell>
          <table:table-cell table:style-name="ce2" office:value-type="float" office:value="12.1" calcext:value-type="float">
            <text:p>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lab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wall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inting</text:p>
          </table:table-cell>
          <table:table-cell table:style-name="ce2" office:value-type="float" office:value="2.94" calcext:value-type="float">
            <text:p>2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chest</text:p>
          </table:table-cell>
          <table:table-cell table:style-name="ce2" office:value-type="float" office:value="51.72" calcext:value-type="float">
            <text:p>51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ign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ricks</text:p>
          </table:table-cell>
          <table:table-cell table:style-name="ce2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lab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rod</text:p>
          </table:table-cell>
          <table:table-cell table:style-name="ce2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lanks</text:p>
          </table:table-cell>
          <table:table-cell table:style-name="ce2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lab</text:p>
          </table:table-cell>
          <table:table-cell table:style-name="ce2"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terracotta</text:p>
          </table:table-cell>
          <table:table-cell table:style-name="ce2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rpet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terracotta</text:p>
          </table:table-cell>
          <table:table-cell table:style-name="ce2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_powder</text:p>
          </table:table-cell>
          <table:table-cell table:style-name="ce2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</text:p>
          </table:table-cell>
          <table:table-cell table:style-name="ce2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e</text:p>
          </table:table-cell>
          <table:table-cell table:style-name="ce2" office:value-type="float" office:value="23.13" calcext:value-type="float">
            <text:p>2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lock</text:p>
          </table:table-cell>
          <table:table-cell table:style-name="ce2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eye</text:p>
          </table:table-cell>
          <table:table-cell table:style-name="ce2" office:value-type="float" office:value="5.88" calcext:value-type="float">
            <text:p>5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lamp</text:p>
          </table:table-cell>
          <table:table-cell table:style-name="ce2" office:value-type="float" office:value="13.37" calcext:value-type="float">
            <text:p>13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chest_boat</text:p>
          </table:table-cell>
          <table:table-cell table:style-name="ce2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</text:p>
          </table:table-cell>
          <table:table-cell table:style-name="ce2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</text:p>
          </table:table-cell>
          <table:table-cell table:style-name="ce2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ce_armor_trim_smithing_template</text:p>
          </table:table-cell>
          <table:table-cell table:style-name="ce2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</text:p>
          </table:table-cell>
          <table:table-cell table:style-name="ce2" office:value-type="float" office:value="2.78" calcext:value-type="float">
            <text:p>2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bottle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</text:p>
          </table:table-cell>
          <table:table-cell table:style-name="ce2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box</text:p>
          </table:table-cell>
          <table:table-cell table:style-name="ce2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door</text:p>
          </table:table-cell>
          <table:table-cell table:style-name="ce2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lab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utton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door</text:p>
          </table:table-cell>
          <table:table-cell table:style-name="ce2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_pane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lab</text:p>
          </table:table-cell>
          <table:table-cell table:style-name="ce2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mented_spider_eye</text:p>
          </table:table-cell>
          <table:table-cell table:style-name="ce2" office:value-type="float" office:value="4.6" calcext:value-type="float">
            <text:p>4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tairs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stone_bricks</text:p>
          </table:table-cell>
          <table:table-cell table:style-name="ce2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od</text:p>
          </table:table-cell>
          <table:table-cell table:style-name="ce2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</text:p>
          </table:table-cell>
          <table:table-cell table:style-name="ce2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glazed_terracotta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basalt</text:p>
          </table:table-cell>
          <table:table-cell table:style-name="ce2"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glazed_terracotta</text:p>
          </table:table-cell>
          <table:table-cell table:style-name="ce2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coal</text:p>
          </table:table-cell>
          <table:table-cell table:style-name="ce2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tiles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hicken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crap</text:p>
          </table:table-cell>
          <table:table-cell table:style-name="ce2" office:value-type="float" office:value="24.05" calcext:value-type="float">
            <text:p>2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glazed_terracotta</text:p>
          </table:table-cell>
          <table:table-cell table:style-name="ce2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ingot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ed_potato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rabbit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salmon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dye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nether_bricks</text:p>
          </table:table-cell>
          <table:table-cell table:style-name="ce2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bricks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beef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</text:p>
          </table:table-cell>
          <table:table-cell table:style-name="ce2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ingot</text:p>
          </table:table-cell>
          <table:table-cell table:style-name="ce2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glazed_terracotta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polished_blackstone_bricks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ed_chorus_fruit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</text:p>
          </table:table-cell>
          <table:table-cell table:style-name="ce2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ingot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mutton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porkchop</text:p>
          </table:table-cell>
          <table:table-cell table:style-name="ce2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glazed_terracotta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lower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tu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</text:p>
          </table:table-cell>
          <table:table-cell table:style-name="ce2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lichen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eeds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ies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</text:p>
          </table:table-cell>
          <table:table-cell table:style-name="ce2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_beans</text:p>
          </table:table-cell>
          <table:table-cell table:style-name="ce2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_seeds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eeds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lice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ruit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eeds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berries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pickle</text:p>
          </table:table-cell>
          <table:table-cell table:style-name="ce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cauldro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te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lowering_azalea_bus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mushroo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ir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rown_mushroo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fir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alea_bus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wall_hea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id_ai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amboo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lum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lliu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lily_of_the_valley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portal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_ste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root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irch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ak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ai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jungle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melon_ste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root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er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gateway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fungu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_plan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ll_torc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xeye_daisy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_plan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ornflow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ead_bus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ink_tulip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te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lue_orchi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e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fungu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_plan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ng_pisto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wall_torc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range_tulip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wall_hea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_hea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tulip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ure_blue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i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wall_skull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herry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wall_skull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spruce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ed_ic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cauldro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cacia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actu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torchflow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hanging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crop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ither_ros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rk_oak_sapling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_plant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all_torc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wall_hea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sig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wall_fa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y_bush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cauldro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ndelion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pumpkin_stem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oppy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hite_tulip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mangrove_propagul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wall_hea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wall_head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all_ban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seagrass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_cake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rad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ellohi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relic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blocks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hirp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_fragment_5</text:p>
          </table:table-cell>
          <table:table-cell table:style-name="ce2" office:value-type="float" office:value="41.67" calcext:value-type="float">
            <text:p>4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pigstep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it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far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3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rd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1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all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al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otherside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at</text:p>
          </table:table-cell>
          <table:table-cell table:style-name="ce2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amboo_block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wood</text:p>
          </table:table-cell>
          <table:table-cell table:style-name="ce2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hyphae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log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hyphae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stem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log</text:p>
          </table:table-cell>
          <table:table-cell table:style-name="ce2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stem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wood</text:p>
          </table:table-cell>
          <table:table-cell table:style-name="ce2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wood</text:p>
          </table:table-cell>
          <table:table-cell table:style-name="ce2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log</text:p>
          </table:table-cell>
          <table:table-cell table:style-name="ce2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wood</text:p>
          </table:table-cell>
          <table:table-cell table:style-name="ce2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edge_3</text:p>
          </table:table-cell>
          <table:table-cell table:style-name="ce2" office:value-type="float" office:value="315.75" calcext:value-type="float">
            <text:p>31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edge_1</text:p>
          </table:table-cell>
          <table:table-cell table:style-name="ce2" office:value-type="float" office:value="78.75" calcext:value-type="float">
            <text:p>7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edge_2</text:p>
          </table:table-cell>
          <table:table-cell table:style-name="ce2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bility_3</text:p>
          </table:table-cell>
          <table:table-cell table:style-name="ce2" office:value-type="float" office:value="304.5" calcext:value-type="float">
            <text:p>304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bility_2</text:p>
          </table:table-cell>
          <table:table-cell table:style-name="ce2" office:value-type="float" office:value="152.25" calcext:value-type="float">
            <text:p>15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rability_1</text:p>
          </table:table-cell>
          <table:table-cell table:style-name="ce2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k_touch_1</text:p>
          </table:table-cell>
          <table:table-cell table:style-name="ce2" office:value-type="float" office:value="315.75" calcext:value-type="float">
            <text:p>31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knockback_1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knockback_2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tishot_1</text:p>
          </table:table-cell>
          <table:table-cell table:style-name="ce2" office:value-type="float" office:value="637.5" calcext:value-type="float">
            <text:p>6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fire_1</text:p>
          </table:table-cell>
          <table:table-cell table:style-name="ce2" office:value-type="float" office:value="313.5" calcext:value-type="float">
            <text:p>313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3</text:p>
          </table:table-cell>
          <table:table-cell table:style-name="ce2" office:value-type="float" office:value="319.5" calcext:value-type="float">
            <text:p>31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2</text:p>
          </table:table-cell>
          <table:table-cell table:style-name="ce2" office:value-type="float" office:value="159.75" calcext:value-type="float">
            <text:p>15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2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3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4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3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2</text:p>
          </table:table-cell>
          <table:table-cell table:style-name="ce2" office:value-type="float" office:value="156.75" calcext:value-type="float">
            <text:p>156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1</text:p>
          </table:table-cell>
          <table:table-cell table:style-name="ce2" office:value-type="float" office:value="78.75" calcext:value-type="float">
            <text:p>7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2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ire_1</text:p>
          </table:table-cell>
          <table:table-cell table:style-name="ce2" office:value-type="float" office:value="40.5" calcext:value-type="float">
            <text:p>4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3</text:p>
          </table:table-cell>
          <table:table-cell table:style-name="ce2" office:value-type="float" office:value="314.25" calcext:value-type="float">
            <text:p>31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_walker_2</text:p>
          </table:table-cell>
          <table:table-cell table:style-name="ce2" office:value-type="float" office:value="409.5" calcext:value-type="float">
            <text:p>40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_walker_1</text:p>
          </table:table-cell>
          <table:table-cell table:style-name="ce2" office:value-type="float" office:value="309.75" calcext:value-type="float">
            <text:p>30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5</text:p>
          </table:table-cell>
          <table:table-cell table:style-name="ce2" office:value-type="float" office:value="633.75" calcext:value-type="float">
            <text:p>633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4</text:p>
          </table:table-cell>
          <table:table-cell table:style-name="ce2" office:value-type="float" office:value="317.25" calcext:value-type="float">
            <text:p>31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3</text:p>
          </table:table-cell>
          <table:table-cell table:style-name="ce2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2</text:p>
          </table:table-cell>
          <table:table-cell table:style-name="ce2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undead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nneling_1</text:p>
          </table:table-cell>
          <table:table-cell table:style-name="ce2" office:value-type="float" office:value="319.5" calcext:value-type="float">
            <text:p>31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1</text:p>
          </table:table-cell>
          <table:table-cell table:style-name="ce2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2</text:p>
          </table:table-cell>
          <table:table-cell table:style-name="ce2" office:value-type="float" office:value="151.5" calcext:value-type="float">
            <text:p>15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3</text:p>
          </table:table-cell>
          <table:table-cell table:style-name="ce2" office:value-type="float" office:value="303" calcext:value-type="float">
            <text:p>30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3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2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ckback_1</text:p>
          </table:table-cell>
          <table:table-cell table:style-name="ce2" office:value-type="float" office:value="155.25" calcext:value-type="float">
            <text:p>15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ckback_2</text:p>
          </table:table-cell>
          <table:table-cell table:style-name="ce2" office:value-type="float" office:value="311.25" calcext:value-type="float">
            <text:p>311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worker_1</text:p>
          </table:table-cell>
          <table:table-cell table:style-name="ce2" office:value-type="float" office:value="285" calcext:value-type="float">
            <text:p>28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ding_1</text:p>
          </table:table-cell>
          <table:table-cell table:style-name="ce2" office:value-type="float" office:value="637.5" calcext:value-type="float">
            <text:p>6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1</text:p>
          </table:table-cell>
          <table:table-cell table:style-name="ce2" office:value-type="float" office:value="38.25" calcext:value-type="float">
            <text:p>3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4</text:p>
          </table:table-cell>
          <table:table-cell table:style-name="ce2" office:value-type="float" office:value="308.25" calcext:value-type="float">
            <text:p>30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2</text:p>
          </table:table-cell>
          <table:table-cell table:style-name="ce2" office:value-type="float" office:value="77.25" calcext:value-type="float">
            <text:p>7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fall_3</text:p>
          </table:table-cell>
          <table:table-cell table:style-name="ce2" office:value-type="float" office:value="154.5" calcext:value-type="float">
            <text:p>154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1</text:p>
          </table:table-cell>
          <table:table-cell table:style-name="ce2" office:value-type="float" office:value="38.25" calcext:value-type="float">
            <text:p>3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2</text:p>
          </table:table-cell>
          <table:table-cell table:style-name="ce2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3</text:p>
          </table:table-cell>
          <table:table-cell table:style-name="ce2" office:value-type="float" office:value="152.25" calcext:value-type="float">
            <text:p>15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projectile_4</text:p>
          </table:table-cell>
          <table:table-cell table:style-name="ce2" office:value-type="float" office:value="304.5" calcext:value-type="float">
            <text:p>304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4</text:p>
          </table:table-cell>
          <table:table-cell table:style-name="ce2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3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2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nvironmental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3</text:p>
          </table:table-cell>
          <table:table-cell table:style-name="ce2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2</text:p>
          </table:table-cell>
          <table:table-cell table:style-name="ce2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5</text:p>
          </table:table-cell>
          <table:table-cell table:style-name="ce2" office:value-type="float" office:value="633" calcext:value-type="float">
            <text:p>63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4</text:p>
          </table:table-cell>
          <table:table-cell table:style-name="ce2" office:value-type="float" office:value="316.5" calcext:value-type="float">
            <text:p>316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damage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3</text:p>
          </table:table-cell>
          <table:table-cell table:style-name="ce2" office:value-type="float" office:value="637.5" calcext:value-type="float">
            <text:p>6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2</text:p>
          </table:table-cell>
          <table:table-cell table:style-name="ce2" office:value-type="float" office:value="318.75" calcext:value-type="float">
            <text:p>31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1</text:p>
          </table:table-cell>
          <table:table-cell table:style-name="ce2" office:value-type="float" office:value="159" calcext:value-type="float">
            <text:p>159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nding_curse_1</text:p>
          </table:table-cell>
          <table:table-cell table:style-name="ce2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5</text:p>
          </table:table-cell>
          <table:table-cell table:style-name="ce2" office:value-type="float" office:value="633" calcext:value-type="float">
            <text:p>63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4</text:p>
          </table:table-cell>
          <table:table-cell table:style-name="ce2" office:value-type="float" office:value="316.5" calcext:value-type="float">
            <text:p>316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3</text:p>
          </table:table-cell>
          <table:table-cell table:style-name="ce2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2</text:p>
          </table:table-cell>
          <table:table-cell table:style-name="ce2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_speed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blocks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blocks_2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blocks_3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aspect_1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aspect_2</text:p>
          </table:table-cell>
          <table:table-cell table:style-name="ce2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3</text:p>
          </table:table-cell>
          <table:table-cell table:style-name="ce2" office:value-type="float" office:value="159.75" calcext:value-type="float">
            <text:p>15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4</text:p>
          </table:table-cell>
          <table:table-cell table:style-name="ce2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explosions_2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1</text:p>
          </table:table-cell>
          <table:table-cell table:style-name="ce2" office:value-type="float" office:value="20.25" calcext:value-type="float">
            <text:p>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3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2</text:p>
          </table:table-cell>
          <table:table-cell table:style-name="ce2" office:value-type="float" office:value="40.5" calcext:value-type="float">
            <text:p>4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3</text:p>
          </table:table-cell>
          <table:table-cell table:style-name="ce2" office:value-type="float" office:value="642" calcext:value-type="float">
            <text:p>642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nishing_curse_1</text:p>
          </table:table-cell>
          <table:table-cell table:style-name="ce2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1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2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mobs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mobs_2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_bonus_mobs_3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5</text:p>
          </table:table-cell>
          <table:table-cell table:style-name="ce2" office:value-type="float" office:value="321" calcext:value-type="float">
            <text:p>32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4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4</text:p>
          </table:table-cell>
          <table:table-cell table:style-name="ce2" office:value-type="float" office:value="819" calcext:value-type="float">
            <text:p>819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3</text:p>
          </table:table-cell>
          <table:table-cell table:style-name="ce2" office:value-type="float" office:value="409.5" calcext:value-type="float">
            <text:p>40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2</text:p>
          </table:table-cell>
          <table:table-cell table:style-name="ce2" office:value-type="float" office:value="204.75" calcext:value-type="float">
            <text:p>204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1</text:p>
          </table:table-cell>
          <table:table-cell table:style-name="ce2" office:value-type="float" office:value="102" calcext:value-type="float">
            <text:p>102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_infinite_1</text:p>
          </table:table-cell>
          <table:table-cell table:style-name="ce2" office:value-type="float" office:value="318" calcext:value-type="float">
            <text:p>31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3</text:p>
          </table:table-cell>
          <table:table-cell table:style-name="ce2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4</text:p>
          </table:table-cell>
          <table:table-cell table:style-name="ce2" office:value-type="float" office:value="317.25" calcext:value-type="float">
            <text:p>31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5</text:p>
          </table:table-cell>
          <table:table-cell table:style-name="ce2" office:value-type="float" office:value="633.75" calcext:value-type="float">
            <text:p>633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rthropods_2</text:p>
          </table:table-cell>
          <table:table-cell table:style-name="ce2" office:value-type="float" office:value="79.5" calcext:value-type="float">
            <text:p>79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2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3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4</text:p>
          </table:table-cell>
          <table:table-cell table:style-name="ce2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5</text:p>
          </table:table-cell>
          <table:table-cell table:style-name="ce2" office:value-type="float" office:value="641.25" calcext:value-type="float">
            <text:p>641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_all_1</text:p>
          </table:table-cell>
          <table:table-cell table:style-name="ce2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ygen_2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ygen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ygen_3</text:p>
          </table:table-cell>
          <table:table-cell table:style-name="ce2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3</text:p>
          </table:table-cell>
          <table:table-cell table:style-name="ce2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2</text:p>
          </table:table-cell>
          <table:table-cell table:style-name="ce2" office:value-type="float" office:value="160.5" calcext:value-type="float">
            <text:p>16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1</text:p>
          </table:table-cell>
          <table:table-cell table:style-name="ce2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1</text:p>
          </table:table-cell>
          <table:table-cell table:style-name="ce2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2</text:p>
          </table:table-cell>
          <table:table-cell table:style-name="ce2" office:value-type="float" office:value="600" calcext:value-type="float">
            <text:p>6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3</text:p>
          </table:table-cell>
          <table:table-cell table:style-name="ce2" office:value-type="float" office:value="900" calcext:value-type="float">
            <text:p>9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of_the_valley</text:p>
          </table:table-cell>
          <table:table-cell table:style-name="ce2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ium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y</text:p>
          </table:table-cell>
          <table:table-cell table:style-name="ce2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eye_daisy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nflower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ulip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ulip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ulip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orchid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nflower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ure_bluet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ac</text:p>
          </table:table-cell>
          <table:table-cell table:style-name="ce2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ony</text:p>
          </table:table-cell>
          <table:table-cell table:style-name="ce2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se_bush</text:p>
          </table:table-cell>
          <table:table-cell table:style-name="ce2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petals</text:p>
          </table:table-cell>
          <table:table-cell table:style-name="ce2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delion</text:p>
          </table:table-cell>
          <table:table-cell table:style-name="ce2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ulip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gras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sh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fern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prout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gras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root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gras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root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n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em_of_undying</text:p>
          </table:table-cell>
          <table:table-cell table:style-name="ce2" office:value-type="float" office:value="258.17" calcext:value-type="float">
            <text:p>258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pearl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hide</text:p>
          </table:table-cell>
          <table:table-cell table:style-name="ce2" office:value-type="float" office:value="10.36" calcext:value-type="float">
            <text:p>1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tton</text:p>
          </table:table-cell>
          <table:table-cell table:style-name="ce2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eye</text:p>
          </table:table-cell>
          <table:table-cell table:style-name="ce2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foot</text:p>
          </table:table-cell>
          <table:table-cell table:style-name="ce2" office:value-type="float" office:value="26.06" calcext:value-type="float">
            <text:p>26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all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membrane</text:p>
          </table:table-cell>
          <table:table-cell table:style-name="ce2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hell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</text:p>
          </table:table-cell>
          <table:table-cell table:style-name="ce2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powder</text:p>
          </table:table-cell>
          <table:table-cell table:style-name="ce2" office:value-type="float" office:value="6.32" calcext:value-type="float">
            <text:p>6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2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tear</text:p>
          </table:table-cell>
          <table:table-cell table:style-name="ce2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2" office:value-type="float" office:value="1.54" calcext:value-type="float">
            <text:p>1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tar</text:p>
          </table:table-cell>
          <table:table-cell table:style-name="ce2" office:value-type="float" office:value="1603.8" calcext:value-type="float">
            <text:p>160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ten_flesh</text:p>
          </table:table-cell>
          <table:table-cell table:style-name="ce2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k_sac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nk_sac</text:p>
          </table:table-cell>
          <table:table-cell table:style-name="ce2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kchop</text:p>
          </table:table-cell>
          <table:table-cell table:style-name="ce2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kull</text:p>
          </table:table-cell>
          <table:table-cell table:style-name="ce2" office:value-type="float" office:value="19.98" calcext:value-type="float">
            <text:p>19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crystals</text:p>
          </table:table-cell>
          <table:table-cell table:style-name="ce2" office:value-type="float" office:value="12.24" calcext:value-type="float">
            <text:p>1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rod</text:p>
          </table:table-cell>
          <table:table-cell table:style-name="ce2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hard</text:p>
          </table:table-cell>
          <table:table-cell table:style-name="ce2" office:value-type="float" office:value="8.88" calcext:value-type="float">
            <text:p>8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f</text:p>
          </table:table-cell>
          <table:table-cell table:style-name="ce2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ream</text:p>
          </table:table-cell>
          <table:table-cell table:style-name="ce2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2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</text:p>
          </table:table-cell>
          <table:table-cell table:style-name="ce2" office:value-type="float" office:value="11.36" calcext:value-type="float">
            <text:p>11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og</text:p>
          </table:table-cell>
          <table:table-cell table:style-name="ce2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root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</text:p>
          </table:table-cell>
          <table:table-cell table:style-name="ce2" office:value-type="float" office:value="2.56" calcext:value-type="float">
            <text:p>2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_dust</text:p>
          </table:table-cell>
          <table:table-cell table:style-name="ce2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_ball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idian</text:p>
          </table:table-cell>
          <table:table-cell table:style-name="ce2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celium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</text:p>
          </table:table-cell>
          <table:table-cell table:style-name="ce2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</text:p>
          </table:table-cell>
          <table:table-cell table:style-name="ce2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rt_block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</text:p>
          </table:table-cell>
          <table:table-cell table:style-name="ce2" office:value-type="float" office:value="2.69" calcext:value-type="float">
            <text:p>2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lazuli</text:p>
          </table:table-cell>
          <table:table-cell table:style-name="ce2" office:value-type="float" office:value="9.38" calcext:value-type="float">
            <text:p>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cit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</text:p>
          </table:table-cell>
          <table:table-cell table:style-name="ce2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_block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nted_dripston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em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</text:p>
          </table:table-cell>
          <table:table-cell table:style-name="ce2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ing_obsidian</text:p>
          </table:table-cell>
          <table:table-cell table:style-name="ce2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ball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og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ice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oomlight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m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_block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og</text:p>
          </table:table-cell>
          <table:table-cell table:style-name="ce2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nest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ensor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_block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em</text:p>
          </table:table-cell>
          <table:table-cell table:style-name="ce2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</text:p>
          </table:table-cell>
          <table:table-cell table:style-name="ce2" office:value-type="float" office:value="3.17" calcext:value-type="float">
            <text:p>3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erracotta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pstone_block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_leaves</text:p>
          </table:table-cell>
          <table:table-cell table:style-name="ce2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</text:p>
          </table:table-cell>
          <table:table-cell table:style-name="ce2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og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lded_blackstone</text:p>
          </table:table-cell>
          <table:table-cell table:style-name="ce2" office:value-type="float" office:value="42.29" calcext:value-type="float">
            <text:p>4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cient_debris</text:p>
          </table:table-cell>
          <table:table-cell table:style-name="ce2" office:value-type="float" office:value="144.13" calcext:value-type="float">
            <text:p>14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ore</text:p>
          </table:table-cell>
          <table:table-cell table:style-name="ce2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redstone_ore</text:p>
          </table:table-cell>
          <table:table-cell table:style-name="ce2" office:value-type="float" office:value="5.49" calcext:value-type="float">
            <text:p>5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gold_ore</text:p>
          </table:table-cell>
          <table:table-cell table:style-name="ce2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ore</text:p>
          </table:table-cell>
          <table:table-cell table:style-name="ce2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ore</text:p>
          </table:table-cell>
          <table:table-cell table:style-name="ce2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emerald_ore</text:p>
          </table:table-cell>
          <table:table-cell table:style-name="ce2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iron_ore</text:p>
          </table:table-cell>
          <table:table-cell table:style-name="ce2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ore</text:p>
          </table:table-cell>
          <table:table-cell table:style-name="ce2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ore</text:p>
          </table:table-cell>
          <table:table-cell table:style-name="ce2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pper_ore</text:p>
          </table:table-cell>
          <table:table-cell table:style-name="ce2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diamond_ore</text:p>
          </table:table-cell>
          <table:table-cell table:style-name="ce2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ore</text:p>
          </table:table-cell>
          <table:table-cell table:style-name="ce2" office:value-type="float" office:value="9.24" calcext:value-type="float">
            <text:p>9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ore</text:p>
          </table:table-cell>
          <table:table-cell table:style-name="ce2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lapis_ore</text:p>
          </table:table-cell>
          <table:table-cell table:style-name="ce2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al_ore</text:p>
          </table:table-cell>
          <table:table-cell table:style-name="ce2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quartz_ore</text:p>
          </table:table-cell>
          <table:table-cell table:style-name="ce2" office:value-type="float" office:value="3.8" calcext:value-type="float">
            <text:p>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ore</text:p>
          </table:table-cell>
          <table:table-cell table:style-name="ce2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gold_ore</text:p>
          </table:table-cell>
          <table:table-cell table:style-name="ce2" office:value-type="float" office:value="11.15" calcext:value-type="float">
            <text:p>1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opper</text:p>
          </table:table-cell>
          <table:table-cell table:style-name="ce2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opper</text:p>
          </table:table-cell>
          <table:table-cell table:style-name="ce2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opper</text:p>
          </table:table-cell>
          <table:table-cell table:style-name="ce2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book</text:p>
          </table:table-cell>
          <table:table-cell table:style-name="ce2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utilus_shell</text:p>
          </table:table-cell>
          <table:table-cell table:style-name="ce2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ddle</text:p>
          </table:table-cell>
          <table:table-cell table:style-name="ce2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pad</text:p>
          </table:table-cell>
          <table:table-cell table:style-name="ce2" office:value-type="float" office:value="0.85" calcext:value-type="float">
            <text:p>0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</text:p>
          </table:table-cell>
          <table:table-cell table:style-name="ce2" office:value-type="float" office:value="253.43" calcext:value-type="float">
            <text:p>253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</text:p>
          </table:table-cell>
          <table:table-cell table:style-name="ce2" office:value-type="float" office:value="2.54" calcext:value-type="float">
            <text:p>2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_tag</text:p>
          </table:table-cell>
          <table:table-cell table:style-name="ce2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</text:p>
          </table:table-cell>
          <table:table-cell table:style-name="ce2" office:value-type="float" office:value="9.11" calcext:value-type="float">
            <text:p>9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apling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apling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apling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apling</text:p>
          </table:table-cell>
          <table:table-cell table:style-name="ce2" office:value-type="float" office:value="7.49" calcext:value-type="float">
            <text:p>7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apling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apling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apling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opagule</text:p>
          </table:table-cell>
          <table:table-cell table:style-name="ce2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k_bucket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bucket</text:p>
          </table:table-cell>
          <table:table-cell table:style-name="ce2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bucket</text:p>
          </table:table-cell>
          <table:table-cell table:style-name="ce2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bucket</text:p>
          </table:table-cell>
          <table:table-cell table:style-name="ce2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bucket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bucket</text:p>
          </table:table-cell>
          <table:table-cell table:style-name="ce2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bucket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bucket</text:p>
          </table:table-cell>
          <table:table-cell table:style-name="ce2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bucket</text:p>
          </table:table-cell>
          <table:table-cell table:style-name="ce2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bucket</text:p>
          </table:table-cell>
          <table:table-cell table:style-name="ce2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ging_roots</text:p>
          </table:table-cell>
          <table:table-cell table:style-name="ce2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ved_pumpkin</text:p>
          </table:table-cell>
          <table:table-cell table:style-name="ce2" office:value-type="float" office:value="1.05" calcext:value-type="float">
            <text:p>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er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seeds</text:p>
          </table:table-cell>
          <table:table-cell table:style-name="ce2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od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lant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crop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ead</text:p>
          </table:table-cell>
          <table:table-cell table:style-name="ce2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head</text:p>
          </table:table-cell>
          <table:table-cell table:style-name="ce2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head</text:p>
          </table:table-cell>
          <table:table-cell table:style-name="ce2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head</text:p>
          </table:table-cell>
          <table:table-cell table:style-name="ce2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dant_froglight</text:p>
          </table:table-cell>
          <table:table-cell table:style-name="ce2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s</text:p>
          </table:table-cell>
          <table:table-cell table:style-name="ce2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</text:p>
          </table:table-cell>
          <table:table-cell table:style-name="ce2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lantern</text:p>
          </table:table-cell>
          <table:table-cell table:style-name="ce2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dent</text:p>
          </table:table-cell>
          <table:table-cell table:style-name="ce2" office:value-type="float" office:value="28.76" calcext:value-type="float">
            <text:p>28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arlescent_froglight</text:p>
          </table:table-cell>
          <table:table-cell table:style-name="ce2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ottle</text:p>
          </table:table-cell>
          <table:table-cell table:style-name="ce2" office:value-type="float" office:value="5.29" calcext:value-type="float">
            <text:p>5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</text:p>
          </table:table-cell>
          <table:table-cell table:style-name="ce2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horn</text:p>
          </table:table-cell>
          <table:table-cell table:style-name="ce2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te</text:p>
          </table:table-cell>
          <table:table-cell table:style-name="ce2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_cane</text:p>
          </table:table-cell>
          <table:table-cell table:style-name="ce2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rose</text:p>
          </table:table-cell>
          <table:table-cell table:style-name="ce2" office:value-type="float" office:value="981.05" calcext:value-type="float">
            <text:p>98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hre_froglight</text:p>
          </table:table-cell>
          <table:table-cell table:style-name="ce2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</text:p>
          </table:table-cell>
          <table:table-cell table:style-name="ce2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g</text:p>
          </table:table-cell>
          <table:table-cell table:style-name="ce2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alt</text:p>
          </table:table-cell>
          <table:table-cell table:style-name="ce2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</text:p>
          </table:table-cell>
          <table:table-cell table:style-name="ce2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2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2" office:value-type="float" office:value="0.26" calcext:value-type="float">
            <text:p>0.26</text:p>
          </table:table-cell>
          <table:table-cell table:number-columns-repeated="1022"/>
        </table:table-row>
        <table:table-row table:style-name="ro2" table:number-rows-repeated="10469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60" meta:object-count="0"/>
    <meta:generator>LibreOfficeDev/6.0.5.2$Linux_X86_64 LibreOffice_project/</meta:generator>
  </office:meta>
</office:document-meta>
</file>